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text-properties officeooo:rsid="001d74ac" style:language-asian="ja" style:country-asian="JP"/>
    </style:style>
    <style:style style:name="P2" style:family="paragraph" style:parent-style-name="Standard">
      <style:paragraph-properties fo:text-align="end" style:justify-single-word="false"/>
      <style:text-properties officeooo:rsid="001d74ac" style:language-asian="ja" style:country-asian="JP"/>
    </style:style>
    <style:style style:name="P3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officeooo:rsid="001d74ac" officeooo:paragraph-rsid="001d74ac" style:language-asian="ja" style:country-asian="JP"/>
    </style:style>
    <style:style style:name="P4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officeooo:rsid="001d74ac" officeooo:paragraph-rsid="001d74ac" style:language-asian="ja" style:country-asian="JP"/>
    </style:style>
    <style:style style:name="P5" style:family="paragraph" style:parent-style-name="Default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style:font-size-asian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7" style:family="paragraph" style:parent-style-name="Standard">
      <style:paragraph-properties fo:text-align="center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1d74ac" officeooo:paragraph-rsid="001d74ac" style:font-size-asian="14pt" style:language-asian="ja" style:country-asian="JP"/>
    </style:style>
    <style:style style:name="P9" style:family="paragraph" style:parent-style-name="Standard">
      <style:paragraph-properties fo:line-height="150%" fo:text-align="end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10" style:family="paragraph" style:parent-style-name="Standard">
      <style:paragraph-properties fo:line-height="150%" fo:text-align="end" style:justify-single-word="false"/>
      <style:text-properties fo:font-size="14pt" officeooo:rsid="001d74ac" officeooo:paragraph-rsid="0020c095" style:font-size-asian="14pt" style:language-asian="ja" style:country-asian="JP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line-through-style="none" style:text-line-through-type="none" fo:font-size="14pt" style:text-underline-style="none" officeooo:rsid="001d74ac" officeooo:paragraph-rsid="001d74ac" style:font-size-asian="14pt" style:language-asian="ja" style:country-asian="JP"/>
    </style:style>
    <style:style style:name="P12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style:text-line-through-style="none" style:text-line-through-type="none" fo:font-size="14pt" style:text-underline-style="none" officeooo:rsid="001d74ac" officeooo:paragraph-rsid="001d74ac" style:font-size-asian="14pt" style:language-asian="ja" style:country-asian="JP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2.604cm"/>
        </style:tab-stops>
      </style:paragraph-properties>
      <style:text-properties officeooo:paragraph-rsid="001d74ac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3a989" style:font-size-asian="14pt"/>
    </style:style>
    <style:style style:name="T3" style:family="text">
      <style:text-properties fo:font-size="14pt" officeooo:rsid="0026bc94" style:font-size-asian="14pt"/>
    </style:style>
    <style:style style:name="T4" style:family="text">
      <style:text-properties fo:font-size="14pt" fo:language="en" fo:country="US" officeooo:rsid="0020c095" style:font-size-asian="14pt"/>
    </style:style>
    <style:style style:name="T5" style:family="text">
      <style:text-properties fo:font-size="14pt" fo:language="en" fo:country="US" officeooo:rsid="002723b5" style:font-size-asian="14pt"/>
    </style:style>
    <style:style style:name="T6" style:family="text">
      <style:text-properties fo:font-size="14pt" fo:language="en" fo:country="US" officeooo:rsid="00285f41" style:font-size-asian="14pt"/>
    </style:style>
    <style:style style:name="T7" style:family="text">
      <style:text-properties fo:font-size="14pt" fo:language="ru" fo:country="RU" officeooo:rsid="0026bc94" style:font-size-asian="14pt"/>
    </style:style>
    <style:style style:name="T8" style:family="text">
      <style:text-properties fo:font-size="14pt" fo:language="ru" fo:country="RU" officeooo:rsid="002723b5" style:font-size-asian="14pt"/>
    </style:style>
    <style:style style:name="T9" style:family="text">
      <style:text-properties fo:font-size="14pt" fo:language="ru" fo:country="RU" officeooo:rsid="00285f41" style:font-size-asian="14pt"/>
    </style:style>
    <style:style style:name="T10" style:family="text">
      <style:text-properties style:text-line-through-style="none" style:text-line-through-type="none" fo:font-size="14pt" style:text-underline-style="none" style:font-size-asian="14pt"/>
    </style:style>
    <style:style style:name="T11" style:family="text">
      <style:text-properties style:text-line-through-style="none" style:text-line-through-type="none" fo:font-size="14pt" style:text-underline-style="solid" style:text-underline-width="auto" style:text-underline-color="font-color" style:font-size-asian="14pt"/>
    </style:style>
    <style:style style:name="T12" style:family="text">
      <style:text-properties officeooo:rsid="0020c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/><text:span text:style-name="T1">Председателю ЖСК «Пятигорск» </text:span></text:p>
      <text:p text:style-name="P6">Ильиной Н.И.</text:p>
      <text:p text:style-name="P6"/>
      <text:p text:style-name="P9">От собственника кв<text:span text:style-name="T12">артиры</text:span> №_______</text:p>
      <text:p text:style-name="P9">______________________<text:span text:style-name="T12">____</text:span>______</text:p>
      <text:p text:style-name="P10">______________________<text:span text:style-name="T12">____</text:span>______</text:p>
      <text:p text:style-name="P10">______________________<text:span text:style-name="T12">____</text:span>______</text:p>
      <text:p text:style-name="P6"/>
      <text:p text:style-name="P7"/>
      <text:p text:style-name="P7"/>
      <text:p text:style-name="P7">Заявление.</text:p>
      <text:p text:style-name="P7"/>
      <text:p text:style-name="P13"><text:s/><text:span text:style-name="T1">Поскольку в квартире никто не проживает, в расчете коммунальных платежей за<text:tab/></text:span><text:span text:style-name="T4">______ </text:span><text:span text:style-name="T1">г</text:span><text:span text:style-name="T2">од</text:span><text:span text:style-name="T1"> прошу </text:span><text:span text:style-name="T3">считать</text:span><text:span text:style-name="T1"> </text:span><text:span text:style-name="T7">расход </text:span><text:span text:style-name="T6">п</text:span><text:span text:style-name="T9">о счетчикам</text:span><text:span text:style-name="T8"> </text:span><text:span text:style-name="T7">нулевым</text:span><text:span text:style-name="T1">.</text:span></text:p>
      <text:p text:style-name="P8"/>
      <text:p text:style-name="P5">Обязуюсь передать показания для сверки в июне и декабре. </text:p>
      <text:p text:style-name="P5"/>
      <text:p text:style-name="P11">Ознакомлен с тем, что в случае не проведения сверки, расчет будет происходить по показаниям общедомового счетчика согласно Законодательства Российской Федерации. </text:p>
      <text:p text:style-name="P11"/>
      <text:p text:style-name="P11"/>
      <text:p text:style-name="P11"/>
      <text:p text:style-name="P3"><text:span text:style-name="T11"><text:s text:c="24"/></text:span><text:span text:style-name="T10"><text:s/>Дата </text:span></text:p>
      <text:p text:style-name="P12"/>
      <text:p text:style-name="P12"/>
      <text:p text:style-name="P4"><text:span text:style-name="T11"><text:s text:c="38"/></text:span><text:span text:style-name="T10"><text:s/>Подпись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2T18:11:00</meta:creation-date>
    <meta:initial-creator>RePack by Diakov</meta:initial-creator>
    <dc:date>2025-11-28T15:49:56.298000000</dc:date>
    <meta:editing-duration>PT15M34S</meta:editing-duration>
    <meta:editing-cycles>8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2" meta:word-count="63" meta:character-count="608" meta:non-whitespace-character-count="485"/>
  </office:meta>
</office:document-meta>
</file>